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1.101cm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left="4.593cm" fo:margin-right="0cm" fo:margin-top="0.199cm" fo:margin-bottom="0cm" fo:text-align="justify" style:justify-single-word="false" fo:text-indent="-4.567cm" style:auto-text-indent="false">
        <style:tab-stops/>
      </style:paragraph-properties>
    </style:style>
    <style:style style:name="P3" style:family="paragraph" style:parent-style-name="Standard">
      <style:paragraph-properties fo:margin-left="1.385cm" fo:margin-right="0cm" fo:margin-top="0.199cm" fo:margin-bottom="0cm" fo:text-align="justify" style:justify-single-word="false" fo:text-indent="0.026cm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4.182cm" fo:margin-right="0cm" fo:margin-top="0.199cm" fo:margin-bottom="0cm" fo:text-align="justify" style:justify-single-word="false" fo:text-indent="-2.745cm" style:auto-text-indent="false">
        <style:tab-stops/>
      </style:paragraph-properties>
    </style:style>
    <style:style style:name="P5" style:family="paragraph" style:parent-style-name="Standard">
      <style:paragraph-properties fo:margin-left="4.182cm" fo:margin-right="0cm" fo:text-align="justify" style:justify-single-word="false" fo:text-indent="-3.156cm" style:auto-text-indent="fals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fo:margin-left="0.004cm" fo:margin-right="0.004cm" fo:text-align="start" style:justify-single-word="false" fo:text-indent="0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4.182cm" fo:margin-right="0cm" fo:text-align="justify" style:justify-single-word="false" fo:text-indent="-3.156cm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 style:master-page-name="">
      <style:paragraph-properties fo:margin-left="4.182cm" fo:margin-right="0cm" fo:margin-top="0.199cm" fo:margin-bottom="0cm" fo:text-align="justify" style:justify-single-word="false" fo:text-indent="0.026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4.182cm" fo:margin-right="0cm" fo:margin-top="0.199cm" fo:margin-bottom="0cm" fo:text-align="justify" style:justify-single-word="false" fo:text-indent="0.026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felületü szolgáltatások</text:p>
      <text:p text:style-name="P2"><text:span text:style-name="T1">CUP</text:span><text:span text:style-name="T2"><text:tab/></text:span></text:p>
      <text:p text:style-name="P3">Nyomtató installálása és beállítása</text:p>
      <text:p text:style-name="P3">http://[host]:631</text:p>
      <text:p text:style-name="P3">Konfigurációs fájlja az <text:span text:style-name="T1">/etc/cups/cups.conf</text:span></text:p>
      <text:p text:style-name="P3">Password fájlja, ha a root-on kívül más is használhatja az adminisztrációs felületet az /etc/cups/passwd.md5</text:p>
      <text:p text:style-name="P4"><text:span text:style-name="T1">lppasswd</text:span><text:tab/><text:span text:style-name="T2">Hozzáférő felhasználók kezelése: Ha root-ként hívtuk meg, akkor hozzáadhatunk illetve elvehetünk felhasználókat a listából, ha normál felhasználóként hívjuk meg akkor meg kéri a régi és az új jelszavunkat.</text:span></text:p>
      <text:p text:style-name="P5"><draw:frame draw:style-name="fr1" draw:name="Keret13" text:anchor-type="paragraph" svg:x="4.26cm" svg:y="0.041cm" svg:width="12.829cm" draw:z-index="0"><draw:text-box fo:min-height="1.249cm"><text:p text:style-name="P6"><text:span text:style-name="T1">lppasswd</text:span> [-a|-x] felhasználónév</text:p><text:p text:style-name="P6"/></draw:text-box></draw:frame></text:p>
      <text:p text:style-name="P5"/>
      <text:p text:style-name="P7"/>
      <text:p text:style-name="P8"/>
      <text:p text:style-name="P9">$ lppasswd -a felhasználónév</text:p>
      <text:p text:style-name="P9">#új felhasználó rögzítése a password fájlban. Meg kell adni a jelszót is amikor a program kérni fogja</text:p>
      <text:p text:style-name="P3">A nyomtatók definiciója a <text:span text:style-name="T1">/etc/cups/printers.conf</text:span> fájlban található</text:p>
      <text:p text:style-name="P2"><text:span text:style-name="T1">Webmin</text:span><text:span text:style-name="T2"><text:tab/></text:span></text:p>
      <text:p text:style-name="P3">https://[host]:10000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9-17T16:01:11</meta:creation-date>
    <dc:date>2008-02-02T18:04:15</dc:date>
    <dc:language>hu-HU</dc:language>
    <meta:editing-cycles>114</meta:editing-cycles>
    <meta:editing-duration>P1DT18H11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01" meta:character-count="702"/>
  </office:meta>
</office:document-meta>
</file>